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c9211e" loext:opacity="100%" style:font-name="DejaVu Math TeX Gyre" fo:font-size="40pt" fo:font-style="normal" fo:font-weight="bold" officeooo:rsid="002c6f12" officeooo:paragraph-rsid="002c6f12" style:font-size-asian="40pt" style:font-style-asian="normal" style:font-weight-asian="bold" style:font-size-complex="40pt" style:font-style-complex="normal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149636" style:font-size-asian="8pt" style:font-size-complex="8pt"/>
    </style:style>
    <style:style style:name="P3" style:family="paragraph" style:parent-style-name="Standard">
      <style:text-properties fo:color="#5b277d" loext:opacity="100%" style:font-name="Cantarell" fo:font-size="10.5pt" fo:font-weight="bold" officeooo:rsid="002c6f12" officeooo:paragraph-rsid="002c6f12" fo:background-color="transparent"/>
    </style:style>
    <style:style style:name="P4" style:family="paragraph" style:parent-style-name="Standard">
      <style:text-properties fo:color="#5b277d" loext:opacity="100%" style:font-name="Cantarell" fo:font-size="10.5pt" fo:font-weight="bold" officeooo:rsid="002c6f12" officeooo:paragraph-rsid="002c6f12" fo:background-color="transparent"/>
    </style:style>
    <style:style style:name="P5" style:family="paragraph" style:parent-style-name="Standard">
      <style:text-properties fo:color="#5b277d" loext:opacity="100%" style:font-name="Cantarell" fo:font-size="10.5pt" fo:font-weight="bold" officeooo:rsid="002e1f59" officeooo:paragraph-rsid="002e1f59" fo:background-color="transparent"/>
    </style:style>
    <style:style style:name="T1" style:family="text">
      <style:text-properties officeooo:rsid="002e1f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29/11/2023</text:p>
      <text:p text:style-name="P3"/>
      <text:p text:style-name="P3">1- Crear el controlador para el carrito, con <text:span text:style-name="T1">todas sus funciones</text:span>.</text:p>
      <text:p text:style-name="P3"/>
      <text:p text:style-name="P3">2- Crear la funcionalidad en la pagina con boton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c9211e" loext:opacity="100%" style:font-name="DejaVu Math TeX Gyre" fo:font-size="40pt" fo:font-style="normal" fo:font-weight="bold" officeooo:rsid="002c6f12" officeooo:paragraph-rsid="002c6f12" style:font-size-asian="40pt" style:font-style-asian="normal" style:font-weight-asian="bold" style:font-size-complex="40pt" style:font-style-complex="normal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149636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area E.servidor</text:p>
      </style:header>
      <style:footer>
        <text:p text:style-name="MP2">SALVADOR JIMÉNEZ FERNÁDEZ <text:s/></text:p>
        <text:p text:style-name="MP2">2ºDAW 2023-202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7:18:33.371804852</meta:creation-date>
    <meta:generator>LibreOffice/7.4.7.2$Linux_X86_64 LibreOffice_project/40$Build-2</meta:generator>
    <dc:date>2023-11-29T19:01:57.261731677</dc:date>
    <meta:editing-duration>PT10H54M32S</meta:editing-duration>
    <meta:editing-cycles>28</meta:editing-cycles>
    <meta:document-statistic meta:table-count="0" meta:image-count="0" meta:object-count="0" meta:page-count="1" meta:paragraph-count="6" meta:word-count="28" meta:character-count="183" meta:non-whitespace-character-count="159"/>
  </office:meta>
</office:document-meta>
</file>